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ParameterJdbcTemplate.getJdb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JdbcTemplate.queryForMap( String sql , Map &lt; String , ? &gt; param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ParameterJdbcTemplate.query( String sql , Map &lt; String , ? &gt; paramMap , ResultSetExtractor &lt; T &gt; 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List( String sql , Map &lt; String , ? &gt; param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execute( String sql , Map &lt; String , ? &gt; paramMap , PreparedStatementCallback &lt; T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( String sql , SqlParameterSource paramSource , RowCallbackHandler 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update( String sql , SqlParameterSource paramSource , KeyHolder generatedKeyHolder , @ Nullable String [ ] keyColumn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dParameterJdbcTemplate.queryForMap( String sql , SqlParameterSource par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ParameterJdbcTemplate.getPreparedStatementCreator( String sql , SqlParameterSource par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Stream( String sql , SqlParameterSource paramSource , RowMapper &lt; T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getCach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update( String sql , SqlParameterSource par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execute( String sql , SqlParameterSource paramSource , PreparedStatementCallback &lt; T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getBa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setValues( PreparedStatement p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JdbcTemplate.queryForStream( String sql , Map &lt; String , ? &gt; paramMap , RowMapper &lt; T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( String sql , RowCallbackHandler 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update( String sql , Map &lt; String , ? &gt; param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( String sql , SqlParameterSource paramSource , ResultSetExtractor &lt; T &gt; 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getPreparedStatementCreator( String sql , SqlParameterSource paramSource , @ Nullable Consumer &lt; PreparedStatementCreatorFactory &gt; custom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dParameterJdbcTemplate.NamedParameterJdbcTemplate( JdbcOperations classic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JdbcTemplate.queryForObject( String sql , Map &lt; String , ? &gt; paramMap , RowMapper &lt; T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Object( String sql , SqlParameterSource paramSource ,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Object( String sql , Map &lt; String , ? &gt; paramMap , Class &lt; T &gt; requir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update( String sql , SqlParameterSource paramSource , KeyHolder generatedKey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( String sql , ResultSetExtractor &lt; T &gt; 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execute( String sql , PreparedStatementCallback &lt; T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( String sql , SqlParameterSource paramSource , RowMapper &lt; T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List( String sql , SqlParameterSource par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NamedParameterJdbcTemplat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JdbcTemplate.query( String sql , Map &lt; String , ? &gt; paramMap , RowCallbackHandler 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List( String sql , SqlParameterSource paramSource , Class &lt; T &gt;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getPreparedStatementCreatorFactory( ParsedSql parsedSql , SqlParameterSource par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ParameterJdbcTemplate.query( String sql , Map &lt; String , ? &gt; paramMap , RowMapper &lt; T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getParsed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List( String sql , Map &lt; String , ? &gt; paramMap , Class &lt; T &gt;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RowSet( String sql , Map &lt; String , ? &gt; param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setCacheLimit( int cach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batchUpdate( String sql , Map &lt; String , ? &gt; [ ] batch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RowSet( String sql , SqlParameterSource param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JdbcTemplate.batchUpdate( String sql , SqlParameterSource [ ] batch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dParameterJdbcTemplate.getJdbc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( String sql , RowMapper &lt; T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Template.queryForObject( String sql , SqlParameterSource paramSource , RowMapper &lt; T &gt; row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